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svg:stroke-color="#008000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6cm" svg:stroke-color="#00ae00" draw:marker-start-width="0.45cm" draw:marker-end-width="0.45cm" draw:fill="none" draw:textarea-vertical-align="middle" fo:padding-top="0.205cm" fo:padding-bottom="0.205cm" fo:padding-left="0.33cm" fo:padding-right="0.33cm"/>
    </style:style>
    <style:style style:name="gr3" style:family="graphic" style:parent-style-name="objectwithoutfill">
      <style:graphic-properties svg:stroke-width="0.16cm" svg:stroke-color="#00ae00" draw:marker-start-width="0.44cm" draw:marker-end-width="0.44cm" draw:fill="none" draw:textarea-vertical-align="middle" fo:padding-top="0.205cm" fo:padding-bottom="0.205cm" fo:padding-left="0.33cm" fo:padding-right="0.33cm"/>
    </style:style>
    <style:style style:name="gr4" style:family="graphic" style:parent-style-name="objectwithoutfill">
      <style:graphic-properties svg:stroke-width="0.12cm" svg:stroke-color="#00ff00" draw:marker-start-width="0.38cm" draw:marker-end-width="0.38cm" draw:fill="none" draw:textarea-vertical-align="middle" fo:padding-top="0.185cm" fo:padding-bottom="0.185cm" fo:padding-left="0.31cm" fo:padding-right="0.31cm"/>
    </style:style>
    <style:style style:name="gr5" style:family="graphic" style:parent-style-name="objectwithoutfill">
      <style:graphic-properties svg:stroke-width="0.08cm" svg:stroke-color="#00ff00" draw:marker-start-width="0.32cm" draw:marker-end-width="0.32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cm" svg:stroke-color="#00ff00" draw:marker-start-width="0cm" draw:marker-end-width="0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3.017cm" svg:y1="5.996cm" svg:x2="3.017cm" svg:y2="4.092cm" svg:d="m3017 5996v-1904">
          <text:p/>
        </draw:connector>
        <draw:connector draw:style-name="gr2" draw:text-style-name="P1" xml:id="id1" draw:id="id1" draw:layer="layout" draw:type="line" svg:x1="3.029cm" svg:y1="4.092cm" svg:x2="3.901cm" svg:y2="2.66cm" svg:d="m3029 4092 872-1432">
          <text:p/>
        </draw:connector>
        <draw:connector draw:style-name="gr3" draw:text-style-name="P1" xml:id="id2" draw:id="id2" draw:layer="layout" draw:type="line" svg:x1="3.029cm" svg:y1="4.092cm" svg:x2="1.971cm" svg:y2="2.728cm" svg:d="m3029 4092-1058-1364">
          <text:p/>
        </draw:connector>
        <draw:connector draw:style-name="gr4" draw:text-style-name="P1" xml:id="id3" draw:id="id3" draw:layer="layout" draw:type="line" svg:x1="3.901cm" svg:y1="2.66cm" svg:x2="4.915cm" svg:y2="2.332cm" draw:start-shape="id1" draw:start-glue-point="3" svg:d="m3901 2660 1014-328">
          <text:p/>
        </draw:connector>
        <draw:connector draw:style-name="gr4" draw:text-style-name="P1" xml:id="id4" draw:id="id4" draw:layer="layout" draw:type="line" svg:x1="3.901cm" svg:y1="2.66cm" svg:x2="3.728cm" svg:y2="1.659cm" draw:start-shape="id1" draw:start-glue-point="3" svg:d="m3901 2660-173-1001">
          <text:p/>
        </draw:connector>
        <draw:connector draw:style-name="gr4" draw:text-style-name="P1" xml:id="id5" draw:id="id5" draw:layer="layout" draw:type="line" svg:x1="1.971cm" svg:y1="2.728cm" svg:x2="2.313cm" svg:y2="1.659cm" draw:start-shape="id2" draw:start-glue-point="3" svg:d="m1971 2728 342-1069">
          <text:p/>
        </draw:connector>
        <draw:connector draw:style-name="gr4" draw:text-style-name="P1" xml:id="id6" draw:id="id6" draw:layer="layout" draw:type="line" svg:x1="1.971cm" svg:y1="2.728cm" svg:x2="0.986cm" svg:y2="2.419cm" draw:start-shape="id2" draw:start-glue-point="3" svg:d="m1971 2728-985-309">
          <text:p/>
        </draw:connector>
        <draw:connector draw:style-name="gr5" draw:text-style-name="P1" draw:layer="layout" draw:type="line" svg:x1="4.915cm" svg:y1="2.332cm" svg:x2="5.5cm" svg:y2="2.78cm" draw:start-shape="id3" draw:start-glue-point="3" svg:d="m4915 2332 585 448">
          <text:p/>
        </draw:connector>
        <draw:connector draw:style-name="gr5" draw:text-style-name="P1" draw:layer="layout" draw:type="line" svg:x1="4.915cm" svg:y1="2.332cm" svg:x2="5.414cm" svg:y2="1.779cm" draw:start-shape="id3" draw:start-glue-point="3" svg:d="m4915 2332 499-553">
          <text:p/>
        </draw:connector>
        <draw:connector draw:style-name="gr5" draw:text-style-name="P1" draw:layer="layout" draw:type="line" svg:x1="3.728cm" svg:y1="1.659cm" svg:x2="4.215cm" svg:y2="1.072cm" draw:start-shape="id4" draw:start-glue-point="3" svg:d="m3728 1659 487-587">
          <text:p/>
        </draw:connector>
        <draw:connector draw:style-name="gr5" draw:text-style-name="P1" draw:layer="layout" draw:type="line" svg:x1="3.728cm" svg:y1="1.659cm" svg:x2="3.214cm" svg:y2="1.107cm" draw:start-shape="id4" draw:start-glue-point="3" svg:d="m3728 1659-514-552">
          <text:p/>
        </draw:connector>
        <draw:connector draw:style-name="gr5" draw:text-style-name="P1" draw:layer="layout" draw:type="line" svg:x1="2.313cm" svg:y1="1.659cm" svg:x2="3.029cm" svg:y2="1.4cm" draw:start-shape="id5" draw:start-glue-point="3" svg:d="m2313 1659 716-259">
          <text:p/>
        </draw:connector>
        <draw:connector draw:style-name="gr6" draw:text-style-name="P1" draw:layer="layout" draw:type="line" svg:x1="2.313cm" svg:y1="1.659cm" svg:x2="2.1cm" svg:y2="0.9cm" draw:start-shape="id5" draw:start-glue-point="3" svg:d="m2313 1659-213-759">
          <text:p/>
        </draw:connector>
        <draw:connector draw:style-name="gr5" draw:text-style-name="P1" draw:layer="layout" draw:type="line" svg:x1="0.986cm" svg:y1="2.419cm" svg:x2="0.627cm" svg:y2="1.573cm" draw:start-shape="id6" draw:start-glue-point="3" svg:d="m986 2419-359-846">
          <text:p/>
        </draw:connector>
        <draw:connector draw:style-name="gr5" draw:text-style-name="P1" draw:layer="layout" draw:type="line" svg:x1="0.986cm" svg:y1="2.419cm" svg:x2="0.4cm" svg:y2="2.883cm" draw:start-shape="id6" draw:start-glue-point="3" svg:d="m986 2419-586 4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0T08:54:46</meta:creation-date>
    <dc:date>2012-08-20T09:11:25</dc:date>
    <meta:editing-duration>PT13M56S</meta:editing-duration>
    <meta:editing-cycles>4</meta:editing-cycles>
    <meta:generator>LibreOffice/3.5$Linux_x86 LibreOffice_project/350m1$Build-2</meta:generator>
    <meta:document-statistic meta:object-count="15"/>
  </office:meta>
</office:document-meta>
</file>